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3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3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6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3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5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6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7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8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9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0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1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2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3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4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5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6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97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98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99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100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52dd2"/>
    </style:style>
    <style:style style:name="T6" style:family="text">
      <style:text-properties officeooo:rsid="003657f8"/>
    </style:style>
    <style:style style:name="T7" style:family="text">
      <style:text-properties officeooo:rsid="0037662c"/>
    </style:style>
    <style:style style:name="T8" style:family="text">
      <style:text-properties officeooo:rsid="0038b3b2"/>
    </style:style>
    <style:style style:name="T9" style:family="text">
      <style:text-properties officeooo:rsid="0038c462"/>
    </style:style>
    <style:style style:name="T10" style:family="text">
      <style:text-properties officeooo:rsid="003bc479"/>
    </style:style>
    <style:style style:name="T11" style:family="text">
      <style:text-properties officeooo:rsid="003f1dc5"/>
    </style:style>
    <style:style style:name="T12" style:family="text">
      <style:text-properties officeooo:rsid="0040757e"/>
    </style:style>
    <style:style style:name="T13" style:family="text">
      <style:text-properties fo:font-style="italic"/>
    </style:style>
    <style:style style:name="T14" style:family="text">
      <style:text-properties fo:font-style="italic" officeooo:rsid="0040757e"/>
    </style:style>
    <style:style style:name="T15" style:family="text">
      <style:text-properties fo:font-style="normal" officeooo:rsid="0040757e" style:font-style-asian="normal" style:font-style-complex="normal"/>
    </style:style>
    <style:style style:name="T16" style:family="text">
      <style:text-properties fo:font-style="normal" officeooo:rsid="004272e1" style:font-style-asian="normal" style:font-style-complex="normal"/>
    </style:style>
    <style:style style:name="T17" style:family="text">
      <style:text-properties officeooo:rsid="0043f962"/>
    </style:style>
    <style:style style:name="T18" style:family="text">
      <style:text-properties officeooo:rsid="00457e07"/>
    </style:style>
    <style:style style:name="T19" style:family="text">
      <style:text-properties officeooo:rsid="00470da4"/>
    </style:style>
    <style:style style:name="T20" style:family="text">
      <style:text-properties officeooo:rsid="0048e8fc"/>
    </style:style>
    <style:style style:name="T21" style:family="text">
      <style:text-properties officeooo:rsid="004cdb9e"/>
    </style:style>
    <style:style style:name="T22" style:family="text">
      <style:text-properties officeooo:rsid="004ee902"/>
    </style:style>
    <style:style style:name="T23" style:family="text">
      <style:text-properties officeooo:rsid="001c4405" fo:background-color="transparent" loext:char-shading-value="0"/>
    </style:style>
    <style:style style:name="T24" style:family="text">
      <style:text-properties officeooo:rsid="004d5e6c" fo:background-color="transparent" loext:char-shading-value="0"/>
    </style:style>
    <style:style style:name="T25" style:family="text">
      <style:text-properties officeooo:rsid="00518a67"/>
    </style:style>
    <style:style style:name="T26" style:family="text">
      <style:text-properties officeooo:rsid="005338cd"/>
    </style:style>
    <style:style style:name="T27" style:family="text">
      <style:text-properties officeooo:rsid="00579fa2"/>
    </style:style>
    <style:style style:name="T28" style:family="text">
      <style:text-properties officeooo:rsid="00596488"/>
    </style:style>
    <style:style style:name="T29" style:family="text">
      <style:text-properties officeooo:rsid="005b0419"/>
    </style:style>
    <style:style style:name="T30" style:family="text">
      <style:text-properties officeooo:rsid="005bc5cb"/>
    </style:style>
    <style:style style:name="T31" style:family="text">
      <style:text-properties officeooo:rsid="005d5d36"/>
    </style:style>
    <style:style style:name="T32" style:family="text">
      <style:text-properties officeooo:rsid="00610173"/>
    </style:style>
    <style:style style:name="T33" style:family="text">
      <style:text-properties officeooo:rsid="0062ef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4061245497353027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8278452646410743722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93506477836070" text:continue-list="list484061245497353027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8702466004703110006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5">exoplanets</text:span></text:p>
            </text:list-item>
            <text:list-item>
              <text:p text:style-name="P11">Leftovers: have 10 EPs -&gt; <text:span text:style-name="T5">text </text:span>first ancestors</text:p>
            </text:list-item>
          </text:list>
        </text:list-item>
      </text:list>
      <text:list xml:id="list93504815149319" text:continue-list="list93506477836070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802698769561834594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36205201152386380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93505107842187" text:continue-list="list5802698769561834594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244845644532665365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8">img</text:span> <text:span text:style-name="T8">T</text:span>ubu orientation</text:p>
            </text:list-item>
          </text:list>
        </text:list-item>
      </text:list>
      <text:list xml:id="list93505087812653" text:continue-list="list93505107842187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339936247475140654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8">(àrea)</text:span></text:p>
            </text:list-item>
            <text:list-item>
              <text:p text:style-name="P16">Reproduction <text:span text:style-name="T28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940147218828850452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93505744648305" text:continue-list="list8339936247475140654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565859824347332550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8">img</text:span> Beagle and Darwin</text:p>
            </text:list-item>
            <text:list-item>
              <text:p text:style-name="P19">The hard way: have 10 EPs →<text:span text:style-name="T7"> text reproduction in hunter gatherers</text:span></text:p>
            </text:list-item>
          </text:list>
        </text:list-item>
      </text:list>
      <text:list xml:id="list93505987752274" text:continue-list="list93505744648305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52147233728933341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8">(àrea)</text:span></text:p>
            </text:list-item>
            <text:list-item>
              <text:p text:style-name="P21">Reproduction <text:span text:style-name="T28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561573177147519115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93506108025214" text:continue-list="list452147233728933341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273648946548870151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9">txt </text:span>Origins of technology and language </text:p>
            </text:list-item>
            <text:list-item>
              <text:p text:style-name="P24"><text:span text:style-name="T6">Tech nerd: No Boosts </text:span>-&gt;<text:span text:style-name="T6"> txt </text:span>quote Feynman</text:p>
            </text:list-item>
          </text:list>
        </text:list-item>
      </text:list>
      <text:list xml:id="list93505287235071" text:continue-list="list93506108025214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45494560106417693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8">(àrea)</text:span></text:p>
            </text:list-item>
            <text:list-item>
              <text:p text:style-name="P26">Reproduction <text:span text:style-name="T28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1152130923811417618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93504889908818" text:continue-list="list1845494560106417693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541887878589862704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9">txt Ficció sobre Neanderthals</text:span></text:p>
            </text:list-item>
            <text:list-item>
              <text:p text:style-name="P84">You are not the first one: <text:span text:style-name="T25">arribar </text:span><text:s/>-&gt; img vikings, <text:span text:style-name="T26">arribar al nord-est</text:span></text:p>
            </text:list-item>
          </text:list>
        </text:list-item>
      </text:list>
      <text:list xml:id="list93506044540014" text:continue-list="list93504889908818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1182565479893253703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8">(àrea)</text:span></text:p>
            </text:list-item>
            <text:list-item>
              <text:p text:style-name="P29">Reproduction <text:span text:style-name="T28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1238794888344784180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93506582411652" text:continue-list="list1182565479893253703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276555445478610980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9">img </text:span>Hybridation Neanderthals</text:p>
            </text:list-item>
            <text:list-item>
              <text:p text:style-name="P85">I am not an animal!: Have 10 Eps -<text:span text:style-name="T11">&gt;</text:span> <text:span text:style-name="T9">img orcas </text:span>culture is not only human</text:p>
            </text:list-item>
          </text:list>
        </text:list-item>
      </text:list>
      <text:p text:style-name="P4"/>
      <text:list xml:id="list93504953842421" text:continue-list="list93506582411652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1387465360427458755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8">(global)</text:span></text:p>
            </text:list-item>
            <text:list-item>
              <text:p text:style-name="P33">Resistance <text:span text:style-name="T28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2254912092426946037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93506540198914" text:continue-list="list1387465360427458755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341411167838816427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0">img warfare</text:span></text:p>
            </text:list-item>
            <text:list-item>
              <text:p text:style-name="P86">The world on horseback: creuar muntanyes pel nord-&gt; txt quote genghis khan</text:p>
            </text:list-item>
          </text:list>
        </text:list-item>
      </text:list>
      <text:list xml:id="list93505241379563" text:continue-list="list93506540198914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4876309052727309245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8">(àrea)</text:span></text:p>
            </text:list-item>
            <text:list-item>
              <text:p text:style-name="P36">Reproduction <text:span text:style-name="T28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2270876642981984154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93505617116782" text:continue-list="list4876309052727309245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178267804776463312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7">Ice and fire: 10 eps → img igloo</text:p>
            </text:list-item>
          </text:list>
        </text:list-item>
      </text:list>
      <text:list xml:id="list93504997662311" text:continue-list="list93505617116782" text:style-name="L22">
        <text:list-header>
          <text:p text:style-name="P36"/>
        </text:list-header>
        <text:list-item>
          <text:p text:style-name="P36">Story:</text:p>
        </text:list-item>
      </text:list>
      <text:list xml:id="list4714171633758107417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7542399510912061301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8">(global)</text:span></text:p>
            </text:list-item>
            <text:list-item>
              <text:p text:style-name="P40">Influence <text:span text:style-name="T28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8832504207354465831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93505848118576" text:continue-list="list7542399510912061301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5895157196931784251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7">txt mohawk treballadors</text:span></text:p>
            </text:list-item>
          </text:list>
        </text:list-item>
      </text:list>
      <text:list xml:id="list93505043486358" text:continue-list="list93505848118576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119685787972259901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93505110929095" text:continue-numbering="true" text:style-name="L29">
        <text:list-item>
          <text:p text:style-name="P43">Poders:</text:p>
          <text:list>
            <text:list-item>
              <text:p text:style-name="P44">Reproduction <text:span text:style-name="T28">(global)</text:span></text:p>
            </text:list-item>
            <text:list-item>
              <text:p text:style-name="P88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750689381234697688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93506351360378" text:continue-list="list93505110929095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632316503324953109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0">Half Way: no boosts</text:span>-<text:span text:style-name="T12">&gt; txt quote Neil deGrasse Tyson</text:span></text:p>
            </text:list-item>
          </text:list>
        </text:list-item>
      </text:list>
      <text:list xml:id="list93506291586500" text:continue-list="list93506351360378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92095468342525934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8">(àrea)</text:span></text:p>
            </text:list-item>
            <text:list-item>
              <text:p text:style-name="P48">Mobility <text:span text:style-name="T28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788202657204388145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93506236011607" text:continue-list="list592095468342525934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2027534014733907387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8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93505112932559" text:continue-list="list93506236011607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658591689555424403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89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29">(global)</text:span></text:p>
            </text:list-item>
            <text:list-item>
              <text:p text:style-name="P90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993853498657972459" text:style-name="L36">
        <text:list-item>
          <text:list>
            <text:list-item>
              <text:p text:style-name="P53">Resources </text:p>
            </text:list-item>
            <text:list-item>
              <text:p text:style-name="P91">Dispersal</text:p>
            </text:list-item>
          </text:list>
        </text:list-item>
      </text:list>
      <text:list xml:id="list93506731573136" text:continue-list="list6658591689555424403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4523635765130300539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00"><text:span text:style-name="T18">Perfection 12</text:span> : Perfect →<text:span text:style-name="T22"> txt sky burials</text:span></text:p>
            </text:list-item>
            <text:list-item>
              <text:p text:style-name="P92">Do they have gills? No boost: <text:span text:style-name="T23">-&gt; </text:span><text:span text:style-name="T24">img sama bajau bucejadors</text:span></text:p>
            </text:list-item>
          </text:list>
        </text:list-item>
      </text:list>
      <text:list xml:id="list93506199934678" text:continue-list="list93506731573136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4822016179312315861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29">(àrea)</text:span></text:p>
            </text:list-item>
            <text:list-item>
              <text:p text:style-name="P55">Influence <text:span text:style-name="T29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9082830808426158803" text:style-name="L39">
        <text:list-item>
          <text:list>
            <text:list-item>
              <text:p text:style-name="P56">Resources <text:span text:style-name="T32">(fusta)</text:span></text:p>
            </text:list-item>
            <text:list-item>
              <text:p text:style-name="P56">Resources <text:span text:style-name="T32">(mineral)</text:span></text:p>
            </text:list-item>
          </text:list>
        </text:list-item>
      </text:list>
      <text:list xml:id="list93505173381301" text:continue-list="list4822016179312315861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9042708925117967349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8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93505251331179" text:continue-list="list93505173381301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4813826906146175436" text:style-name="L41">
        <text:list-item>
          <text:p text:style-name="P59">Aconseguir un recurs que no es té a través de <text:span text:style-name="T33">trade</text:span> mentre una tercera població també el vol</text:p>
          <text:p text:style-name="P59"/>
        </text:list-item>
        <text:list-item>
          <text:p text:style-name="P59">Atributs:</text:p>
          <text:list>
            <text:list-item>
              <text:p text:style-name="P59">Trade</text:p>
            </text:list-item>
            <text:list-item>
              <text:p text:style-name="P59">Warfare</text:p>
            </text:list-item>
            <text:list-item>
              <text:p text:style-name="P59">Reproduction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Mobility <text:span text:style-name="T29">(àrea)</text:span></text:p>
            </text:list-item>
            <text:list-item>
              <text:p text:style-name="P59">Influence <text:span text:style-name="T29">(global)</text:span>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341098704359743528" text:style-name="L42">
        <text:list-item>
          <text:list>
            <text:list-item>
              <text:p text:style-name="P60">Dispersal</text:p>
            </text:list-item>
            <text:list-item>
              <text:p text:style-name="P60">Population</text:p>
            </text:list-item>
            <text:list-item>
              <text:p text:style-name="P60">Resources</text:p>
            </text:list-item>
          </text:list>
        </text:list-item>
      </text:list>
      <text:list xml:id="list93506577852666" text:continue-list="list4813826906146175436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8830125306407554138" text:style-name="L43">
        <text:list-item>
          <text:list>
            <text:list-item>
              <text:p text:style-name="P61">?? : Success -&gt; Dibuix</text:p>
            </text:list-item>
            <text:list-item>
              <text:p text:style-name="P62"><text:span text:style-name="T18">Perfection 14</text:span> : Perfect -&gt; ??</text:p>
            </text:list-item>
            <text:list-item>
              <text:p text:style-name="P61">??</text:p>
            </text:list-item>
          </text:list>
        </text:list-item>
      </text:list>
      <text:list xml:id="list93506564479604" text:continue-list="list93506577852666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8449393736254289934" text:style-name="L44">
        <text:list-item>
          <text:p text:style-name="P63">Agafar fusta i canviar-lo per metalls a on hi ha una altra població mitjançant trade, influence o warfare</text:p>
          <text:p text:style-name="P63"/>
        </text:list-item>
        <text:list-item>
          <text:p text:style-name="P63">Atributs: </text:p>
          <text:list>
            <text:list-item>
              <text:p text:style-name="P63">Trade</text:p>
            </text:list-item>
            <text:list-item>
              <text:p text:style-name="P63">Influence</text:p>
            </text:list-item>
            <text:list-item>
              <text:p text:style-name="P63">Mobility 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 <text:span text:style-name="T29">(global)</text:span></text:p>
            </text:list-item>
            <text:list-item>
              <text:p text:style-name="P63">Warfare <text:span text:style-name="T29">(global)</text:span>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6587373920278711819" text:style-name="L45">
        <text:list-item>
          <text:list>
            <text:list-item>
              <text:p text:style-name="P64">Resources </text:p>
            </text:list-item>
            <text:list-item>
              <text:p text:style-name="P64">Resources</text:p>
            </text:list-item>
            <text:list-item>
              <text:p text:style-name="P64">Population</text:p>
            </text:list-item>
          </text:list>
        </text:list-item>
      </text:list>
      <text:list xml:id="list93506188196337" text:continue-list="list8449393736254289934" text:style-name="L44">
        <text:list-header>
          <text:p text:style-name="P63"/>
        </text:list-header>
        <text:list-item>
          <text:p text:style-name="P63">Achievements:</text:p>
        </text:list-item>
      </text:list>
      <text:list xml:id="list8193462904159158683" text:style-name="L46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8">Perfection 15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93505282299534" text:continue-list="list93506188196337" text:style-name="L44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Escena d'agricultur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3705575368925639113" text:style-name="L47">
        <text:list-item>
          <text:p text:style-name="P67">Transformar una zona àrida en una de ben cultivada</text:p>
          <text:p text:style-name="P67"/>
        </text:list-item>
        <text:list-item>
          <text:p text:style-name="P67">Atributs:</text:p>
          <text:list>
            <text:list-item>
              <text:p text:style-name="P67">Terraforming</text:p>
            </text:list-item>
            <text:list-item>
              <text:p text:style-name="P67">Technology</text:p>
            </text:list-item>
            <text:list-item>
              <text:p text:style-name="P67">Mobility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Reproduction <text:span text:style-name="T29">(global)</text:span></text:p>
            </text:list-item>
            <text:list-item>
              <text:p text:style-name="P67">Resistance <text:span text:style-name="T29">(àrea)</text:span>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4129315908544733680" text:style-name="L48">
        <text:list-item>
          <text:list>
            <text:list-item>
              <text:p text:style-name="P68">Dispersal</text:p>
            </text:list-item>
            <text:list-item>
              <text:p text:style-name="P68">Population</text:p>
            </text:list-item>
          </text:list>
        </text:list-item>
      </text:list>
      <text:list xml:id="list93506009066204" text:continue-list="list3705575368925639113" text:style-name="L47">
        <text:list-header>
          <text:p text:style-name="P67"/>
        </text:list-header>
        <text:list-item>
          <text:p text:style-name="P67">Achievements:</text:p>
        </text:list-item>
      </text:list>
      <text:list xml:id="list6626148523064154192" text:style-name="L49">
        <text:list-item>
          <text:list>
            <text:list-item>
              <text:p text:style-name="P69">?? : Success -&gt; Dibuix</text:p>
            </text:list-item>
            <text:list-item>
              <text:p text:style-name="P70"><text:span text:style-name="T18">Perfection 16</text:span> : Perfect -&gt; ??</text:p>
            </text:list-item>
            <text:list-item>
              <text:p text:style-name="P69">??</text:p>
            </text:list-item>
          </text:list>
        </text:list-item>
      </text:list>
      <text:list xml:id="list93506675561414" text:continue-list="list93506009066204" text:style-name="L47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Escena de pesc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99233310203194571" text:style-name="L50">
        <text:list-item>
          <text:p text:style-name="P71">Expandir una població mitjançant terraforming mentre es recolecta un recurs (cal evitar sobreexplotació)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71">Exploitation</text:p>
            </text:list-item>
            <text:list-item>
              <text:p text:style-name="P71">Reproduction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Resistance <text:span text:style-name="T29">(àrea)</text:span></text:p>
            </text:list-item>
            <text:list-item>
              <text:p text:style-name="P71">Reproduction <text:span text:style-name="T29">(global)</text:span>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4895876404300595298" text:style-name="L51">
        <text:list-item>
          <text:list>
            <text:list-item>
              <text:p text:style-name="P73">Population</text:p>
            </text:list-item>
            <text:list-item>
              <text:p text:style-name="P73">Dispersal</text:p>
            </text:list-item>
            <text:list-item>
              <text:p text:style-name="P73">Resources</text:p>
            </text:list-item>
          </text:list>
        </text:list-item>
      </text:list>
      <text:list xml:id="list93506819651114" text:continue-list="list499233310203194571" text:style-name="L50">
        <text:list-header>
          <text:p text:style-name="P71"/>
        </text:list-header>
        <text:list-item>
          <text:p text:style-name="P71">Achievements:</text:p>
        </text:list-item>
      </text:list>
      <text:list xml:id="list7432912738301645007" text:style-name="L52">
        <text:list-item>
          <text:list>
            <text:list-item>
              <text:p text:style-name="P74">?? : Success -&gt; Dibuix</text:p>
            </text:list-item>
            <text:list-item>
              <text:p text:style-name="P75"><text:span text:style-name="T18">Perfection 17</text:span> : Perfect-<text:span text:style-name="T19">&gt; img miners de sulfur a java</text:span></text:p>
            </text:list-item>
            <text:list-item>
              <text:p text:style-name="P75"><text:span text:style-name="T18">Unintelligent design: EvPoints left </text:span>-&gt; <text:span text:style-name="T18">Intelligent Design</text:span></text:p>
            </text:list-item>
          </text:list>
        </text:list-item>
      </text:list>
      <text:list xml:id="list93506632821645" text:continue-list="list93506819651114" text:style-name="L50">
        <text:list-header>
          <text:p text:style-name="P71"/>
        </text:list-header>
        <text:list-item>
          <text:p text:style-name="P71">Story:</text:p>
          <text:list>
            <text:list-item>
              <text:p text:style-name="P72">Dibu: Ciutat al fons, i nau a la dreta</text:p>
            </text:list-item>
            <text:list-item>
              <text:p text:style-name="P71">Contingut: </text:p>
            </text:list-item>
            <text:list-item>
              <text:p text:style-name="P71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1681984883410782027" text:style-name="L53">
        <text:list-item>
          <text:p text:style-name="P76">Expandir una població mitjançant terraforming mentre es competeix per un recurs amb una altra cultura</text:p>
          <text:p text:style-name="P76"/>
        </text:list-item>
        <text:list-item>
          <text:p text:style-name="P76">Atributs:</text:p>
          <text:list>
            <text:list-item>
              <text:p text:style-name="P76">Terraform</text:p>
            </text:list-item>
            <text:list-item>
              <text:p text:style-name="P76">Exploitation</text:p>
            </text:list-item>
            <text:list-item>
              <text:p text:style-name="P76">Trade</text:p>
            </text:list-item>
          </text:list>
          <text:p text:style-name="P76"/>
        </text:list-item>
        <text:list-item>
          <text:p text:style-name="P76">Poders:</text:p>
          <text:list>
            <text:list-item>
              <text:p text:style-name="P76">Warfare <text:span text:style-name="T29">(global)</text:span></text:p>
            </text:list-item>
            <text:list-item>
              <text:p text:style-name="P76">Influence <text:span text:style-name="T29">(global)</text:span></text:p>
            </text:list-item>
          </text:list>
          <text:p text:style-name="P76"/>
        </text:list-item>
        <text:list-item>
          <text:p text:style-name="P76">Goals:</text:p>
        </text:list-item>
      </text:list>
      <text:list xml:id="list5427255141527747606" text:style-name="L54">
        <text:list-item>
          <text:list>
            <text:list-item>
              <text:p text:style-name="P77">Population</text:p>
            </text:list-item>
            <text:list-item>
              <text:p text:style-name="P77">Resources</text:p>
            </text:list-item>
            <text:list-item>
              <text:p text:style-name="P77">Resources</text:p>
            </text:list-item>
          </text:list>
        </text:list-item>
      </text:list>
      <text:list xml:id="list93504918378737" text:continue-list="list1681984883410782027" text:style-name="L53">
        <text:list-header>
          <text:p text:style-name="P76"/>
        </text:list-header>
        <text:list-item>
          <text:p text:style-name="P76">Achievements:</text:p>
        </text:list-item>
      </text:list>
      <text:list xml:id="list5549992772387033385" text:style-name="L55">
        <text:list-item>
          <text:list>
            <text:list-item>
              <text:p text:style-name="P78">?? : Success -&gt; Dibuix</text:p>
            </text:list-item>
            <text:list-item>
              <text:p text:style-name="P78">?? : Perfect -&gt; ??</text:p>
            </text:list-item>
            <text:list-item>
              <text:p text:style-name="P78">??</text:p>
            </text:list-item>
          </text:list>
        </text:list-item>
      </text:list>
      <text:list xml:id="list93505722232322" text:continue-list="list93504918378737" text:style-name="L53">
        <text:list-header>
          <text:p text:style-name="P76"/>
        </text:list-header>
        <text:list-item>
          <text:p text:style-name="P76">Story:</text:p>
          <text:list>
            <text:list-item>
              <text:p text:style-name="P76">Dibu: Escena d'intercanvi entre animals i un carro</text:p>
            </text:list-item>
            <text:list-item>
              <text:p text:style-name="P76">Contingut: </text:p>
            </text:list-item>
            <text:list-item>
              <text:p text:style-name="P76">Text: ""</text:p>
            </text:list-item>
          </text:list>
        </text:list-item>
      </text:list>
      <text:p text:style-name="P5">19 - Terraforming + <text:span text:style-name="T30">Warfare</text:span></text:p>
      <text:p text:style-name="P3"/>
      <text:list xml:id="list5094294891222862781" text:style-name="L56">
        <text:list-item>
          <text:p text:style-name="P93">Aconseguir suficient població per destruïr l'altra població</text:p>
          <text:p text:style-name="P79"/>
        </text:list-item>
        <text:list-item>
          <text:p text:style-name="P79">Atributs:</text:p>
          <text:list>
            <text:list-item>
              <text:p text:style-name="P79">Terraform</text:p>
            </text:list-item>
            <text:list-item>
              <text:p text:style-name="P95">Technology</text:p>
            </text:list-item>
            <text:list-item>
              <text:p text:style-name="P93">Warfar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<text:span text:style-name="T30">Reproduction</text:span> <text:span text:style-name="T29">(global)</text:span></text:p>
            </text:list-item>
            <text:list-item>
              <text:p text:style-name="P79">Mobility <text:span text:style-name="T29">(àrea)</text:span>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3606643342516582251" text:style-name="L57">
        <text:list-item>
          <text:list>
            <text:list-item>
              <text:p text:style-name="P96">Mobility</text:p>
            </text:list-item>
            <text:list-item>
              <text:p text:style-name="P94">Population</text:p>
            </text:list-item>
            <text:list-item>
              <text:p text:style-name="P94">Mobility</text:p>
            </text:list-item>
          </text:list>
        </text:list-item>
      </text:list>
      <text:list xml:id="list93505530391686" text:continue-list="list5094294891222862781" text:style-name="L56">
        <text:list-header>
          <text:p text:style-name="P79"/>
        </text:list-header>
        <text:list-item>
          <text:p text:style-name="P79">Achievements:</text:p>
        </text:list-item>
      </text:list>
      <text:list xml:id="list775482629929415059" text:style-name="L58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93506272704624" text:continue-list="list93505530391686" text:style-name="L56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<text:span text:style-name="T30">Escena de guerra</text:span>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3"/>
      <text:p text:style-name="P5">20 – <text:span text:style-name="T31">Population + Dispersal</text:span></text:p>
      <text:p text:style-name="P3"/>
      <text:list xml:id="list6509941813146634396" text:style-name="L59">
        <text:list-item>
          <text:p text:style-name="P97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1">Atributs:</text:p>
          <text:list>
            <text:list-item>
              <text:p text:style-name="P81">Reproduction</text:p>
            </text:list-item>
            <text:list-item>
              <text:p text:style-name="P97">Technology</text:p>
            </text:list-item>
            <text:list-item>
              <text:p text:style-name="P97">Resistance</text:p>
            </text:list-item>
          </text:list>
        </text:list-item>
        <text:list-item>
          <text:p text:style-name="P81">Poders:</text:p>
          <text:list>
            <text:list-item>
              <text:p text:style-name="P97">Reproduction</text:p>
            </text:list-item>
            <text:list-item>
              <text:p text:style-name="P81">Mobility <text:span text:style-name="T29">(àrea)</text:span></text:p>
            </text:list-item>
          </text:list>
          <text:p text:style-name="P81"/>
        </text:list-item>
        <text:list-item>
          <text:p text:style-name="P82">Goals:</text:p>
          <text:list>
            <text:list-item>
              <text:p text:style-name="P97">Per eliminar la població:</text:p>
            </text:list-item>
          </text:list>
        </text:list-item>
      </text:list>
      <text:list xml:id="list481362411317389349" text:style-name="L60">
        <text:list-item>
          <text:list>
            <text:list-item>
              <text:p text:style-name="P98">Population (a 0)</text:p>
            </text:list-item>
          </text:list>
        </text:list-item>
      </text:list>
      <text:list xml:id="list93506001339005" text:continue-list="list6509941813146634396" text:style-name="L59">
        <text:list-item>
          <text:list>
            <text:list-item>
              <text:p text:style-name="P97">Per salvar la població:</text:p>
            </text:list-item>
          </text:list>
        </text:list-item>
      </text:list>
      <text:list xml:id="list7091298271425753250" text:style-name="L61">
        <text:list-item>
          <text:p text:style-name="P99">Population</text:p>
        </text:list-item>
        <text:list-item>
          <text:p text:style-name="P99">Dispersal<text:tab/></text:p>
        </text:list-item>
      </text:list>
      <text:list xml:id="list93506540336003" text:continue-list="list93506001339005" text:style-name="L59">
        <text:list-header>
          <text:p text:style-name="P81"/>
        </text:list-header>
        <text:list-item>
          <text:p text:style-name="P81">Achievements:</text:p>
        </text:list-item>
      </text:list>
      <text:list xml:id="list1130977368182681455" text:style-name="L62">
        <text:list-item>
          <text:p text:style-name="P83"><text:span text:style-name="T17">Humans go home!</text:span> : Success -&gt; Dibuix</text:p>
        </text:list-item>
        <text:list-item>
          <text:p text:style-name="P83"><text:span text:style-name="T21">That's no moon: </text:span>Perfect<text:span text:style-name="T18">ion </text:span>&gt; <text:span text:style-name="T4">Imatge: arrivada a la lluna</text:span></text:p>
        </text:list-item>
        <text:list-item>
          <text:p text:style-name="P83"><text:span text:style-name="T16">Top gamer: No boosts</text:span><text:span text:style-name="T13">: -</text:span><text:span text:style-name="T14">&gt; </text:span><text:span text:style-name="T15">cita carl sagan</text:span></text:p>
        </text:list-item>
      </text:list>
      <text:list xml:id="list93505620210275" text:continue-list="list93506540336003" text:style-name="L59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Fi del culte als Guies, destrucció dels símbols mentre la nau marxa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8T09:35:04.566094622</dc:date>
    <dc:creator>Xavier Rubio-Campillo</dc:creator>
    <meta:editing-duration>PT13H35M51S</meta:editing-duration>
    <meta:editing-cycles>58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2" meta:word-count="1759" meta:character-count="8792" meta:non-whitespace-character-count="7895"/>
  </office:meta>
</office:document-meta>
</file>